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60">
      <number:scientific-number number:decimal-places="2" number:min-integer-digits="1" number:min-exponent-digits="3"/>
    </number:number-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43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0.961in" svg:y="3.3335in">
            <draw:object draw:notify-on-update-of-ranges="Sheet1.A1:Sheet1.A16 Sheet1.C1:Sheet1.C16 Sheet1.J1:Sheet1.J17 Sheet1.D1:Sheet1.D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43252" calcext:value-type="float">
            <text:p>0.00143252</text:p>
          </table:table-cell>
          <table:table-cell office:value-type="float" office:value="0.00296159" calcext:value-type="float">
            <text:p>0.00296159</text:p>
          </table:table-cell>
          <table:table-cell office:value-type="float" office:value="0.00315307" calcext:value-type="float">
            <text:p>0.00315307</text:p>
          </table:table-cell>
          <table:table-cell office:value-type="float" office:value="0.00658106" calcext:value-type="float">
            <text:p>0.00658106</text:p>
          </table:table-cell>
          <table:table-cell office:value-type="float" office:value="0.00626864" calcext:value-type="float">
            <text:p>0.00626864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-0.05" calcext:value-type="float">
            <text:p>-0.05</text:p>
          </table:table-cell>
          <table:table-cell office:value-type="float" office:value="0.065" calcext:value-type="float">
            <text:p>0.065</text:p>
          </table:table-cell>
          <table:table-cell office:value-type="float" office:value="24.1" calcext:value-type="float">
            <text:p>24.1</text:p>
          </table:table-cell>
          <table:table-cell table:style-name="ce3" office:value-type="time" office:time-value="PT08H30M00S" calcext:value-type="time">
            <text:p>08:30:00 AM</text:p>
          </table:table-cell>
          <table:table-cell office:value-type="string" calcext:value-type="string">
            <text:p>Run 2 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0656297" calcext:value-type="float">
            <text:p>0.00656297</text:p>
          </table:table-cell>
          <table:table-cell office:value-type="float" office:value="0.00444183" calcext:value-type="float">
            <text:p>0.00444183</text:p>
          </table:table-cell>
          <table:table-cell office:value-type="float" office:value="0.00658523" calcext:value-type="float">
            <text:p>0.00658523</text:p>
          </table:table-cell>
          <table:table-cell office:value-type="float" office:value="0.0123216" calcext:value-type="float">
            <text:p>0.0123216</text:p>
          </table:table-cell>
          <table:table-cell office:value-type="float" office:value="0.0126207" calcext:value-type="float">
            <text:p>0.0126207</text:p>
          </table:table-cell>
          <table:table-cell office:value-type="float" office:value="65.1" calcext:value-type="float">
            <text:p>65.1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165" calcext:value-type="float">
            <text:p>0.165</text:p>
          </table:table-cell>
          <table:table-cell office:value-type="float" office:value="23.74" calcext:value-type="float">
            <text:p>23.74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940558" calcext:value-type="float">
            <text:p>0.00940558</text:p>
          </table:table-cell>
          <table:table-cell office:value-type="float" office:value="0.00720605" calcext:value-type="float">
            <text:p>0.00720605</text:p>
          </table:table-cell>
          <table:table-cell office:value-type="float" office:value="0.0106987" calcext:value-type="float">
            <text:p>0.0106987</text:p>
          </table:table-cell>
          <table:table-cell office:value-type="float" office:value="0.0136578" calcext:value-type="float">
            <text:p>0.0136578</text:p>
          </table:table-cell>
          <table:table-cell office:value-type="float" office:value="0.0146378" calcext:value-type="float">
            <text:p>0.0146378</text:p>
          </table:table-cell>
          <table:table-cell office:value-type="float" office:value="65.2" calcext:value-type="float">
            <text:p>65.2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.265" calcext:value-type="float">
            <text:p>0.265</text:p>
          </table:table-cell>
          <table:table-cell office:value-type="float" office:value="23.67" calcext:value-type="float">
            <text:p>23.67</text:p>
          </table:table-cell>
          <table:table-cell table:number-columns-repeated="2"/>
          <table:table-cell office:value-type="float" office:value="23.48" calcext:value-type="float">
            <text:p>23.48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125734" calcext:value-type="float">
            <text:p>0.0125734</text:p>
          </table:table-cell>
          <table:table-cell office:value-type="float" office:value="0.0124641" calcext:value-type="float">
            <text:p>0.0124641</text:p>
          </table:table-cell>
          <table:table-cell office:value-type="float" office:value="0.0129793" calcext:value-type="float">
            <text:p>0.0129793</text:p>
          </table:table-cell>
          <table:table-cell office:value-type="float" office:value="0.016154" calcext:value-type="float">
            <text:p>0.016154</text:p>
          </table:table-cell>
          <table:table-cell office:value-type="float" office:value="0.0167057" calcext:value-type="float">
            <text:p>0.0167057</text:p>
          </table:table-cell>
          <table:table-cell office:value-type="float" office:value="65.3" calcext:value-type="float">
            <text:p>65.3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.365" calcext:value-type="float">
            <text:p>0.365</text:p>
          </table:table-cell>
          <table:table-cell office:value-type="float" office:value="23.3" calcext:value-type="float">
            <text:p>23.3</text:p>
          </table:table-cell>
          <table:table-cell table:number-columns-repeated="3"/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145966" calcext:value-type="float">
            <text:p>0.0145966</text:p>
          </table:table-cell>
          <table:table-cell office:value-type="float" office:value="0.0136333" calcext:value-type="float">
            <text:p>0.0136333</text:p>
          </table:table-cell>
          <table:table-cell office:value-type="float" office:value="0.0156842" calcext:value-type="float">
            <text:p>0.0156842</text:p>
          </table:table-cell>
          <table:table-cell office:value-type="float" office:value="0.0180355" calcext:value-type="float">
            <text:p>0.0180355</text:p>
          </table:table-cell>
          <table:table-cell office:value-type="float" office:value="0.0192932" calcext:value-type="float">
            <text:p>0.0192932</text:p>
          </table:table-cell>
          <table:table-cell office:value-type="float" office:value="65.4" calcext:value-type="float">
            <text:p>65.4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65" calcext:value-type="float">
            <text:p>0.465</text:p>
          </table:table-cell>
          <table:table-cell office:value-type="float" office:value="23.15" calcext:value-type="float">
            <text:p>23.15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66235" calcext:value-type="float">
            <text:p>0.0166235</text:p>
          </table:table-cell>
          <table:table-cell office:value-type="float" office:value="0.0161643" calcext:value-type="float">
            <text:p>0.0161643</text:p>
          </table:table-cell>
          <table:table-cell office:value-type="float" office:value="0.0177546" calcext:value-type="float">
            <text:p>0.0177546</text:p>
          </table:table-cell>
          <table:table-cell office:value-type="float" office:value="0.0205075" calcext:value-type="float">
            <text:p>0.0205075</text:p>
          </table:table-cell>
          <table:table-cell office:value-type="float" office:value="0.0208101" calcext:value-type="float">
            <text:p>0.0208101</text:p>
          </table:table-cell>
          <table:table-cell office:value-type="float" office:value="65.5" calcext:value-type="float">
            <text:p>65.5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float" office:value="0.565" calcext:value-type="float">
            <text:p>0.565</text:p>
          </table:table-cell>
          <table:table-cell office:value-type="float" office:value="23.07" calcext:value-type="float">
            <text:p>23.07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192672" calcext:value-type="float">
            <text:p>0.0192672</text:p>
          </table:table-cell>
          <table:table-cell office:value-type="float" office:value="0.0179892" calcext:value-type="float">
            <text:p>0.0179892</text:p>
          </table:table-cell>
          <table:table-cell office:value-type="float" office:value="0.0204099" calcext:value-type="float">
            <text:p>0.0204099</text:p>
          </table:table-cell>
          <table:table-cell office:value-type="float" office:value="0.0212356" calcext:value-type="float">
            <text:p>0.0212356</text:p>
          </table:table-cell>
          <table:table-cell office:value-type="float" office:value="0.0217483" calcext:value-type="float">
            <text:p>0.0217483</text:p>
          </table:table-cell>
          <table:table-cell office:value-type="float" office:value="65.6" calcext:value-type="float">
            <text:p>65.6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0.665" calcext:value-type="float">
            <text:p>0.665</text:p>
          </table:table-cell>
          <table:table-cell office:value-type="float" office:value="22.97" calcext:value-type="float">
            <text:p>22.97</text:p>
          </table:table-cell>
          <table:table-cell table:style-name="ce3" office:value-type="time" office:time-value="PT09H30M00S" calcext:value-type="time">
            <text:p>09:30:00 AM</text:p>
          </table:table-cell>
          <table:table-cell office:value-type="string" calcext:value-type="string">
            <text:p>Run 3</text:p>
          </table:table-cell>
          <table:table-cell/>
          <table:table-cell office:value-type="float" office:value="0.055" calcext:value-type="float">
            <text:p>0.05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209822" calcext:value-type="float">
            <text:p>0.0209822</text:p>
          </table:table-cell>
          <table:table-cell office:value-type="float" office:value="0.0200164" calcext:value-type="float">
            <text:p>0.0200164</text:p>
          </table:table-cell>
          <table:table-cell office:value-type="float" office:value="0.0212578" calcext:value-type="float">
            <text:p>0.0212578</text:p>
          </table:table-cell>
          <table:table-cell office:value-type="float" office:value="0.0227143" calcext:value-type="float">
            <text:p>0.0227143</text:p>
          </table:table-cell>
          <table:table-cell office:value-type="float" office:value="0.0241203" calcext:value-type="float">
            <text:p>0.0241203</text:p>
          </table:table-cell>
          <table:table-cell office:value-type="float" office:value="65.7" calcext:value-type="float">
            <text:p>65.7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0.765" calcext:value-type="float">
            <text:p>0.765</text:p>
          </table:table-cell>
          <table:table-cell office:value-type="float" office:value="22.89" calcext:value-type="float">
            <text:p>22.89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221194" calcext:value-type="float">
            <text:p>0.0221194</text:p>
          </table:table-cell>
          <table:table-cell office:value-type="float" office:value="0.0209318" calcext:value-type="float">
            <text:p>0.0209318</text:p>
          </table:table-cell>
          <table:table-cell office:value-type="float" office:value="0.0238147" calcext:value-type="float">
            <text:p>0.0238147</text:p>
          </table:table-cell>
          <table:table-cell office:value-type="float" office:value="0.0248766" calcext:value-type="float">
            <text:p>0.0248766</text:p>
          </table:table-cell>
          <table:table-cell office:value-type="float" office:value="0.0252253" calcext:value-type="float">
            <text:p>0.0252253</text:p>
          </table:table-cell>
          <table:table-cell office:value-type="float" office:value="65.8" calcext:value-type="float">
            <text:p>65.8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65" calcext:value-type="float">
            <text:p>0.865</text:p>
          </table:table-cell>
          <table:table-cell office:value-type="float" office:value="22.81" calcext:value-type="float">
            <text:p>22.81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245599" calcext:value-type="float">
            <text:p>0.0245599</text:p>
          </table:table-cell>
          <table:table-cell office:value-type="float" office:value="0.0221079" calcext:value-type="float">
            <text:p>0.0221079</text:p>
          </table:table-cell>
          <table:table-cell office:value-type="float" office:value="0.0248688" calcext:value-type="float">
            <text:p>0.0248688</text:p>
          </table:table-cell>
          <table:table-cell office:value-type="float" office:value="0.0264196" calcext:value-type="float">
            <text:p>0.0264196</text:p>
          </table:table-cell>
          <table:table-cell office:value-type="float" office:value="0.0297" calcext:value-type="float">
            <text:p>0.0297</text:p>
          </table:table-cell>
          <table:table-cell office:value-type="float" office:value="65.8999999999999" calcext:value-type="float">
            <text:p>65.9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965" calcext:value-type="float">
            <text:p>0.965</text:p>
          </table:table-cell>
          <table:table-cell office:value-type="float" office:value="22.77" calcext:value-type="float">
            <text:p>22.7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76" calcext:value-type="float">
            <text:p>0.0276</text:p>
          </table:table-cell>
          <table:table-cell office:value-type="float" office:value="0.024412" calcext:value-type="float">
            <text:p>0.024412</text:p>
          </table:table-cell>
          <table:table-cell office:value-type="float" office:value="0.0293" calcext:value-type="float">
            <text:p>0.0293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031" calcext:value-type="float">
            <text:p>0.031</text:p>
          </table:table-cell>
          <table:table-cell office:value-type="float" office:value="65.9999999999999" calcext:value-type="float">
            <text:p>66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1.065" calcext:value-type="float">
            <text:p>1.065</text:p>
          </table:table-cell>
          <table:table-cell office:value-type="float" office:value="22.68" calcext:value-type="float">
            <text:p>22.68</text:p>
          </table:table-cell>
          <table:table-cell table:number-columns-repeated="4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0291" calcext:value-type="float">
            <text:p>0.0291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307" calcext:value-type="float">
            <text:p>0.0307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0323" calcext:value-type="float">
            <text:p>0.0323</text:p>
          </table:table-cell>
          <table:table-cell office:value-type="float" office:value="66.0999999999999" calcext:value-type="float">
            <text:p>66.1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1.165" calcext:value-type="float">
            <text:p>1.165</text:p>
          </table:table-cell>
          <table:table-cell office:value-type="float" office:value="22.54" calcext:value-type="float">
            <text:p>22.54</text:p>
          </table:table-cell>
          <table:table-cell table:style-name="ce3" office:value-type="time" office:time-value="PT09H45M00S" calcext:value-type="time">
            <text:p>09:45:00 AM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0312" calcext:value-type="float">
            <text:p>0.0312</text:p>
          </table:table-cell>
          <table:table-cell office:value-type="float" office:value="0.0304" calcext:value-type="float">
            <text:p>0.0304</text:p>
          </table:table-cell>
          <table:table-cell office:value-type="float" office:value="0.0312" calcext:value-type="float">
            <text:p>0.0312</text:p>
          </table:table-cell>
          <table:table-cell office:value-type="float" office:value="0.0325" calcext:value-type="float">
            <text:p>0.0325</text:p>
          </table:table-cell>
          <table:table-cell office:value-type="float" office:value="0.0354" calcext:value-type="float">
            <text:p>0.0354</text:p>
          </table:table-cell>
          <table:table-cell office:value-type="float" office:value="66.1999999999999" calcext:value-type="float">
            <text:p>66.2</text:p>
          </table:table-cell>
          <table:table-cell/>
          <table:table-cell office:value-type="float" office:value="1.15" calcext:value-type="float">
            <text:p>1.15</text:p>
          </table:table-cell>
          <table:table-cell office:value-type="float" office:value="1.265" calcext:value-type="float">
            <text:p>1.265</text:p>
          </table:table-cell>
          <table:table-cell office:value-type="float" office:value="22.44" calcext:value-type="float">
            <text:p>22.44</text:p>
          </table:table-cell>
          <table:table-cell table:number-columns-repeated="4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033" calcext:value-type="float">
            <text:p>0.033</text:p>
          </table:table-cell>
          <table:table-cell office:value-type="float" office:value="0.0324" calcext:value-type="float">
            <text:p>0.0324</text:p>
          </table:table-cell>
          <table:table-cell office:value-type="float" office:value="0.0351" calcext:value-type="float">
            <text:p>0.0351</text:p>
          </table:table-cell>
          <table:table-cell office:value-type="float" office:value="0.0341" calcext:value-type="float">
            <text:p>0.0341</text:p>
          </table:table-cell>
          <table:table-cell office:value-type="float" office:value="0.0371" calcext:value-type="float">
            <text:p>0.0371</text:p>
          </table:table-cell>
          <table:table-cell office:value-type="float" office:value="66.2999999999999" calcext:value-type="float">
            <text:p>66.3</text:p>
          </table:table-cell>
          <table:table-cell/>
          <table:table-cell office:value-type="float" office:value="1.25" calcext:value-type="float">
            <text:p>1.25</text:p>
          </table:table-cell>
          <table:table-cell office:value-type="float" office:value="1.365" calcext:value-type="float">
            <text:p>1.365</text:p>
          </table:table-cell>
          <table:table-cell office:value-type="float" office:value="22.23" calcext:value-type="float">
            <text:p>22.23</text:p>
          </table:table-cell>
          <table:table-cell table:number-columns-repeated="2"/>
          <table:table-cell office:value-type="float" office:value="22.37" calcext:value-type="float">
            <text:p>22.37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0352" calcext:value-type="float">
            <text:p>0.0352</text:p>
          </table:table-cell>
          <table:table-cell office:value-type="float" office:value="0.0345553" calcext:value-type="float">
            <text:p>0.0345553</text:p>
          </table:table-cell>
          <table:table-cell office:value-type="float" office:value="0.0389" calcext:value-type="float">
            <text:p>0.0389</text:p>
          </table:table-cell>
          <table:table-cell office:value-type="float" office:value="0.0417" calcext:value-type="float">
            <text:p>0.0417</text:p>
          </table:table-cell>
          <table:table-cell office:value-type="float" office:value="0.0421" calcext:value-type="float">
            <text:p>0.0421</text:p>
          </table:table-cell>
          <table:table-cell office:value-type="float" office:value="66.3999999999999" calcext:value-type="float">
            <text:p>66.4</text:p>
          </table:table-cell>
          <table:table-cell/>
          <table:table-cell office:value-type="float" office:value="1.35" calcext:value-type="float">
            <text:p>1.35</text:p>
          </table:table-cell>
          <table:table-cell office:value-type="float" office:value="1.465" calcext:value-type="float">
            <text:p>1.465</text:p>
          </table:table-cell>
          <table:table-cell office:value-type="float" office:value="22.13" calcext:value-type="float">
            <text:p>22.13</text:p>
          </table:table-cell>
          <table:table-cell table:style-name="ce3" office:value-type="time" office:time-value="PT09H50M00S" calcext:value-type="time">
            <text:p>09:50:00 AM</text:p>
          </table:table-cell>
          <table:table-cell table:number-columns-repeated="3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036" calcext:value-type="float">
            <text:p>0.036</text:p>
          </table:table-cell>
          <table:table-cell office:value-type="float" office:value="0.0362" calcext:value-type="float">
            <text:p>0.0362</text:p>
          </table:table-cell>
          <table:table-cell office:value-type="float" office:value="0.0398" calcext:value-type="float">
            <text:p>0.0398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0431" calcext:value-type="float">
            <text:p>0.0431</text:p>
          </table:table-cell>
          <table:table-cell office:value-type="float" office:value="66.5" calcext:value-type="float">
            <text:p>66.5</text:p>
          </table:table-cell>
          <table:table-cell/>
          <table:table-cell office:value-type="float" office:value="1.45" calcext:value-type="float">
            <text:p>1.45</text:p>
          </table:table-cell>
          <table:table-cell office:value-type="float" office:value="1.565" calcext:value-type="float">
            <text:p>1.565</text:p>
          </table:table-cell>
          <table:table-cell office:value-type="float" office:value="21.89" calcext:value-type="float">
            <text:p>21.89</text:p>
          </table:table-cell>
          <table:table-cell table:style-name="ce3" office:value-type="time" office:time-value="PT10H00M00S" calcext:value-type="time">
            <text:p>10:00:00 AM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21.67" calcext:value-type="float">
            <text:p>21.67</text:p>
          </table:table-cell>
          <table:table-cell table:style-name="ce3" office:value-type="time" office:time-value="PT10H10M00S" calcext:value-type="time">
            <text:p>10:10:00 AM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21.5" calcext:value-type="float">
            <text:p>21.5</text:p>
          </table:table-cell>
          <table:table-cell table:style-name="ce3" office:value-type="time" office:time-value="PT10H15M00S" calcext:value-type="time">
            <text:p>10:15:00 AM</text:p>
          </table:table-cell>
          <table:table-cell office:value-type="string" calcext:value-type="string">
            <text:p>Run 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21.45" calcext:value-type="float">
            <text:p>21.45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21.39" calcext:value-type="float">
            <text:p>21.39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21.32" calcext:value-type="float">
            <text:p>21.32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21.06" calcext:value-type="float">
            <text:p>21.06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20.99" calcext:value-type="float">
            <text:p>20.99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20.88" calcext:value-type="float">
            <text:p>20.88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20.82" calcext:value-type="float">
            <text:p>20.82</text:p>
          </table:table-cell>
          <table:table-cell table:style-name="ce3" office:value-type="time" office:time-value="PT10H40M00S" calcext:value-type="time">
            <text:p>10:40:00 AM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0.2" calcext:value-type="float">
            <text:p>0.2</text:p>
          </table:table-cell>
          <table:table-cell office:value-type="float" office:value="20.68" calcext:value-type="float">
            <text:p>20.68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20.62" calcext:value-type="float">
            <text:p>20.62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20.38" calcext:value-type="float">
            <text:p>20.38</text:p>
          </table:table-cell>
          <table:table-cell table:style-name="ce3" office:value-type="time" office:time-value="PT10H50M00S" calcext:value-type="time">
            <text:p>10:50:00 AM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20.2" calcext:value-type="float">
            <text:p>20.2</text:p>
          </table:table-cell>
          <table:table-cell/>
          <table:table-cell office:value-type="string" calcext:value-type="string">
            <text:p>run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9.98" calcext:value-type="float">
            <text:p>19.98</text:p>
          </table:table-cell>
          <table:table-cell table:style-name="ce3" office:value-type="time" office:time-value="PT11H10M00S" calcext:value-type="time">
            <text:p>11:10:00 AM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9.59" calcext:value-type="float">
            <text:p>19.59</text:p>
          </table:table-cell>
          <table:table-cell table:style-name="ce3" office:value-type="time" office:time-value="PT11H25M00S" calcext:value-type="time">
            <text:p>11:25:00 AM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9.53" calcext:value-type="float">
            <text:p>19.53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19.41" calcext:value-type="float">
            <text:p>19.41</text:p>
          </table:table-cell>
          <table:table-cell table:style-name="ce3" office:value-type="time" office:time-value="PT11H35M00S" calcext:value-type="time">
            <text:p>11:35:00 AM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9.3" calcext:value-type="float">
            <text:p>19.3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19.23" calcext:value-type="float">
            <text:p>19.23</text:p>
          </table:table-cell>
          <table:table-cell table:style-name="ce3" office:value-type="time" office:time-value="PT11H45M00S" calcext:value-type="time">
            <text:p>11:45:00 AM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9.07" calcext:value-type="float">
            <text:p>19.07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18.99" calcext:value-type="float">
            <text:p>18.99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18.95" calcext:value-type="float">
            <text:p>18.95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18.91" calcext:value-type="float">
            <text:p>18.91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18.85" calcext:value-type="float">
            <text:p>18.85</text:p>
          </table:table-cell>
          <table:table-cell table:style-name="ce3" office:value-type="time" office:time-value="PT12H10M00S" calcext:value-type="time">
            <text:p>12:10:00 PM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8.84" calcext:value-type="float">
            <text:p>18.84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18.88" calcext:value-type="float">
            <text:p>18.88</text:p>
          </table:table-cell>
          <table:table-cell table:style-name="ce3" office:value-type="time" office:time-value="PT12H30M00S" calcext:value-type="time">
            <text:p>12:30:00 PM</text:p>
          </table:table-cell>
          <table:table-cell table:number-columns-repeated="3"/>
        </table:table-row>
      </table:table>
      <table:table table:name="Sheet2" table:style-name="ta1">
        <table:table-column table:style-name="co1" table:number-columns-repeated="23" table:default-cell-style-name="Default"/>
        <table:table-row table:style-name="ro1">
          <table:table-cell office:value-type="string" calcext:value-type="string" table:number-columns-spanned="5" table:number-rows-spanned="1">
            <text:p>VUV3, 28.7°C</text:p>
          </table:table-cell>
          <table:covered-table-cell table:number-columns-repeated="4"/>
          <table:table-cell/>
          <table:table-cell office:value-type="string" calcext:value-type="string" table:number-columns-spanned="5" table:number-rows-spanned="1">
            <text:p>VUV3,0°C</text:p>
          </table:table-cell>
          <table:covered-table-cell table:number-columns-repeated="4"/>
          <table:table-cell table:number-columns-repeated="12"/>
        </table:table-row>
        <table:table-row table:style-name="ro1">
          <table:table-cell office:value-type="string" calcext:value-type="string">
            <text:p>file nb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error voltage</text:p>
          </table:table-cell>
          <table:table-cell/>
          <table:table-cell office:value-type="string" calcext:value-type="string">
            <text:p>file nb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error voltage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296198" calcext:value-type="float">
            <text:p>0.00296198</text:p>
          </table:table-cell>
          <table:table-cell office:value-type="float" office:value="51.5" calcext:value-type="float">
            <text:p>51.5</text:p>
          </table:table-cell>
          <table:table-cell office:value-type="float" office:value="0.00100746" calcext:value-type="float">
            <text:p>0.001007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0.0135914" calcext:value-type="float">
            <text:p>0.0135914</text:p>
          </table:table-cell>
          <table:table-cell office:value-type="float" office:value="51.5" calcext:value-type="float">
            <text:p>51.5</text:p>
          </table:table-cell>
          <table:table-cell office:value-type="float" office:value="0.000518543" calcext:value-type="float">
            <text:p>0.0005185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9.06" calcext:value-type="float">
            <text:p>109.06</text:p>
          </table:table-cell>
          <table:table-cell table:formula="of:=AVERAGE([.M3:.M14])" office:value-type="float" office:value="109.78" calcext:value-type="float">
            <text:p>109.78</text:p>
          </table:table-cell>
          <table:table-cell table:number-columns-repeated="9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.00601705" calcext:value-type="float">
            <text:p>0.00601705</text:p>
          </table:table-cell>
          <table:table-cell office:value-type="float" office:value="52" calcext:value-type="float">
            <text:p>52</text:p>
          </table:table-cell>
          <table:table-cell office:value-type="float" office:value="0.000481022" calcext:value-type="float">
            <text:p>0.0004810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15" calcext:value-type="float">
            <text:p>1015</text:p>
          </table:table-cell>
          <table:table-cell office:value-type="float" office:value="0.0166258" calcext:value-type="float">
            <text:p>0.0166258</text:p>
          </table:table-cell>
          <table:table-cell office:value-type="float" office:value="52" calcext:value-type="float">
            <text:p>52</text:p>
          </table:table-cell>
          <table:table-cell office:value-type="float" office:value="0.000534815" calcext:value-type="float">
            <text:p>0.0005348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9.26" calcext:value-type="float">
            <text:p>109.26</text:p>
          </table:table-cell>
          <table:table-cell table:style-name="ce2" table:formula="of:=STDEV([.M3:.M14])/SQRT(COUNT([.M3:.M14]))" office:value-type="float" office:value="0.114089279235007" calcext:value-type="float">
            <text:p>0.1140892792</text:p>
          </table:table-cell>
          <table:table-cell table:number-columns-repeated="9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0.00973661" calcext:value-type="float">
            <text:p>0.00973661</text:p>
          </table:table-cell>
          <table:table-cell office:value-type="float" office:value="52.5" calcext:value-type="float">
            <text:p>52.5</text:p>
          </table:table-cell>
          <table:table-cell office:value-type="float" office:value="0.00059402" calcext:value-type="float">
            <text:p>0.000594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0.0204315" calcext:value-type="float">
            <text:p>0.0204315</text:p>
          </table:table-cell>
          <table:table-cell office:value-type="float" office:value="52.5" calcext:value-type="float">
            <text:p>52.5</text:p>
          </table:table-cell>
          <table:table-cell office:value-type="float" office:value="0.000564982" calcext:value-type="float">
            <text:p>0.0005649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0.05" calcext:value-type="float">
            <text:p>110.05</text:p>
          </table:table-cell>
          <table:table-cell table:number-columns-repeated="10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0.0131582" calcext:value-type="float">
            <text:p>0.0131582</text:p>
          </table:table-cell>
          <table:table-cell office:value-type="float" office:value="53" calcext:value-type="float">
            <text:p>53</text:p>
          </table:table-cell>
          <table:table-cell office:value-type="float" office:value="0.000629637" calcext:value-type="float">
            <text:p>0.0006296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0.0239985" calcext:value-type="float">
            <text:p>0.0239985</text:p>
          </table:table-cell>
          <table:table-cell office:value-type="float" office:value="53" calcext:value-type="float">
            <text:p>53</text:p>
          </table:table-cell>
          <table:table-cell office:value-type="float" office:value="0.000591857" calcext:value-type="float">
            <text:p>0.0005918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9.48" calcext:value-type="float">
            <text:p>109.48</text:p>
          </table:table-cell>
          <table:table-cell table:number-columns-repeated="10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0.0168871" calcext:value-type="float">
            <text:p>0.0168871</text:p>
          </table:table-cell>
          <table:table-cell office:value-type="float" office:value="53.5" calcext:value-type="float">
            <text:p>53.5</text:p>
          </table:table-cell>
          <table:table-cell office:value-type="float" office:value="0.000785961" calcext:value-type="float">
            <text:p>0.0007859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18" calcext:value-type="float">
            <text:p>1018</text:p>
          </table:table-cell>
          <table:table-cell office:value-type="float" office:value="0.0277801" calcext:value-type="float">
            <text:p>0.0277801</text:p>
          </table:table-cell>
          <table:table-cell office:value-type="float" office:value="53.5" calcext:value-type="float">
            <text:p>53.5</text:p>
          </table:table-cell>
          <table:table-cell office:value-type="float" office:value="0.000693151" calcext:value-type="float">
            <text:p>0.0006931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0.02" calcext:value-type="float">
            <text:p>110.02</text:p>
          </table:table-cell>
          <table:table-cell table:number-columns-repeated="10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0.0208439" calcext:value-type="float">
            <text:p>0.0208439</text:p>
          </table:table-cell>
          <table:table-cell office:value-type="float" office:value="54" calcext:value-type="float">
            <text:p>54</text:p>
          </table:table-cell>
          <table:table-cell office:value-type="float" office:value="0.000864596" calcext:value-type="float">
            <text:p>0.0008645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0.0315023" calcext:value-type="float">
            <text:p>0.0315023</text:p>
          </table:table-cell>
          <table:table-cell office:value-type="float" office:value="54" calcext:value-type="float">
            <text:p>54</text:p>
          </table:table-cell>
          <table:table-cell office:value-type="float" office:value="0.000713625" calcext:value-type="float">
            <text:p>0.0007136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0.13" calcext:value-type="float">
            <text:p>110.13</text:p>
          </table:table-cell>
          <table:table-cell table:number-columns-repeated="10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0.0242997" calcext:value-type="float">
            <text:p>0.0242997</text:p>
          </table:table-cell>
          <table:table-cell office:value-type="float" office:value="54.5" calcext:value-type="float">
            <text:p>54.5</text:p>
          </table:table-cell>
          <table:table-cell office:value-type="float" office:value="0.00121415" calcext:value-type="float">
            <text:p>0.001214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20" calcext:value-type="float">
            <text:p>1020</text:p>
          </table:table-cell>
          <table:table-cell office:value-type="float" office:value="0.0353905" calcext:value-type="float">
            <text:p>0.0353905</text:p>
          </table:table-cell>
          <table:table-cell office:value-type="float" office:value="54.5" calcext:value-type="float">
            <text:p>54.5</text:p>
          </table:table-cell>
          <table:table-cell office:value-type="float" office:value="0.000750229" calcext:value-type="float">
            <text:p>0.0007502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9.78" calcext:value-type="float">
            <text:p>109.78</text:p>
          </table:table-cell>
          <table:table-cell table:number-columns-repeated="10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0.0282727" calcext:value-type="float">
            <text:p>0.0282727</text:p>
          </table:table-cell>
          <table:table-cell office:value-type="float" office:value="55" calcext:value-type="float">
            <text:p>55</text:p>
          </table:table-cell>
          <table:table-cell office:value-type="float" office:value="0.00122708" calcext:value-type="float">
            <text:p>0.001227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21" calcext:value-type="float">
            <text:p>1021</text:p>
          </table:table-cell>
          <table:table-cell office:value-type="float" office:value="0.0393188" calcext:value-type="float">
            <text:p>0.0393188</text:p>
          </table:table-cell>
          <table:table-cell office:value-type="float" office:value="55" calcext:value-type="float">
            <text:p>55</text:p>
          </table:table-cell>
          <table:table-cell office:value-type="float" office:value="0.000888195" calcext:value-type="float">
            <text:p>0.0008881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9.76" calcext:value-type="float">
            <text:p>109.76</text:p>
          </table:table-cell>
          <table:table-cell table:number-columns-repeated="10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0.0318961" calcext:value-type="float">
            <text:p>0.0318961</text:p>
          </table:table-cell>
          <table:table-cell office:value-type="float" office:value="55.5" calcext:value-type="float">
            <text:p>55.5</text:p>
          </table:table-cell>
          <table:table-cell office:value-type="float" office:value="0.00109079" calcext:value-type="float">
            <text:p>0.001090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0.043402" calcext:value-type="float">
            <text:p>0.043402</text:p>
          </table:table-cell>
          <table:table-cell office:value-type="float" office:value="55.5" calcext:value-type="float">
            <text:p>55.5</text:p>
          </table:table-cell>
          <table:table-cell office:value-type="float" office:value="0.000986773" calcext:value-type="float">
            <text:p>0.0009867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9.72" calcext:value-type="float">
            <text:p>109.72</text:p>
          </table:table-cell>
          <table:table-cell table:number-columns-repeated="10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0.0360149" calcext:value-type="float">
            <text:p>0.0360149</text:p>
          </table:table-cell>
          <table:table-cell office:value-type="float" office:value="56" calcext:value-type="float">
            <text:p>56</text:p>
          </table:table-cell>
          <table:table-cell office:value-type="float" office:value="0.00106854" calcext:value-type="float">
            <text:p>0.0010685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10.1" calcext:value-type="float">
            <text:p>110.1</text:p>
          </table:table-cell>
          <table:table-cell table:number-columns-repeated="10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0.0394256" calcext:value-type="float">
            <text:p>0.0394256</text:p>
          </table:table-cell>
          <table:table-cell office:value-type="float" office:value="56.5" calcext:value-type="float">
            <text:p>56.5</text:p>
          </table:table-cell>
          <table:table-cell office:value-type="float" office:value="0.00252718" calcext:value-type="float">
            <text:p>0.00252718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10.22" calcext:value-type="float">
            <text:p>110.22</text:p>
          </table:table-cell>
          <table:table-cell table:number-columns-repeated="10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 table:number-columns-spanned="5" table:number-rows-spanned="1">
            <text:p>VUV3,-20°C</text:p>
          </table:table-cell>
          <table:covered-table-cell table:number-columns-repeated="4"/>
          <table:table-cell/>
          <table:table-cell office:value-type="string" calcext:value-type="string" table:number-columns-spanned="5" table:number-rows-spanned="1">
            <text:p>VUV3,-40°C</text:p>
          </table:table-cell>
          <table:covered-table-cell table:number-columns-repeated="4"/>
          <table:table-cell table:number-columns-repeated="12"/>
        </table:table-row>
        <table:table-row table:style-name="ro1">
          <table:table-cell office:value-type="string" calcext:value-type="string">
            <text:p>file nb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error voltage</text:p>
          </table:table-cell>
          <table:table-cell/>
          <table:table-cell office:value-type="string" calcext:value-type="string">
            <text:p>file nb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error voltage</text:p>
          </table:table-cell>
          <table:table-cell table:number-columns-repeated="12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0.00357749" calcext:value-type="float">
            <text:p>0.00357749</text:p>
          </table:table-cell>
          <table:table-cell office:value-type="float" office:value="49.1" calcext:value-type="float">
            <text:p>49.1</text:p>
          </table:table-cell>
          <table:table-cell office:value-type="float" office:value="0.000439575" calcext:value-type="float">
            <text:p>0.0004395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38" calcext:value-type="float">
            <text:p>1038</text:p>
          </table:table-cell>
          <table:table-cell office:value-type="float" office:value="0.00305193" calcext:value-type="float">
            <text:p>0.00305193</text:p>
          </table:table-cell>
          <table:table-cell office:value-type="float" office:value="48" calcext:value-type="float">
            <text:p>48</text:p>
          </table:table-cell>
          <table:table-cell office:value-type="float" office:value="0.000414474" calcext:value-type="float">
            <text:p>0.00041447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717047" calcext:value-type="float">
            <text:p>0.00717047</text:p>
          </table:table-cell>
          <table:table-cell office:value-type="float" office:value="49.6" calcext:value-type="float">
            <text:p>49.6</text:p>
          </table:table-cell>
          <table:table-cell office:value-type="float" office:value="0.000464888" calcext:value-type="float">
            <text:p>0.0004648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39" calcext:value-type="float">
            <text:p>1039</text:p>
          </table:table-cell>
          <table:table-cell office:value-type="float" office:value="0.00658663" calcext:value-type="float">
            <text:p>0.00658663</text:p>
          </table:table-cell>
          <table:table-cell office:value-type="float" office:value="48.5" calcext:value-type="float">
            <text:p>48.5</text:p>
          </table:table-cell>
          <table:table-cell office:value-type="float" office:value="0.00042333" calcext:value-type="float">
            <text:p>0.0004233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0.0108129" calcext:value-type="float">
            <text:p>0.0108129</text:p>
          </table:table-cell>
          <table:table-cell office:value-type="float" office:value="50.1" calcext:value-type="float">
            <text:p>50.1</text:p>
          </table:table-cell>
          <table:table-cell office:value-type="float" office:value="0.000461746" calcext:value-type="float">
            <text:p>0.0004617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40" calcext:value-type="float">
            <text:p>1040</text:p>
          </table:table-cell>
          <table:table-cell office:value-type="float" office:value="0.010681" calcext:value-type="float">
            <text:p>0.010681</text:p>
          </table:table-cell>
          <table:table-cell office:value-type="float" office:value="49" calcext:value-type="float">
            <text:p>49</text:p>
          </table:table-cell>
          <table:table-cell office:value-type="float" office:value="0.00040087" calcext:value-type="float">
            <text:p>0.00040087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0.014192" calcext:value-type="float">
            <text:p>0.014192</text:p>
          </table:table-cell>
          <table:table-cell office:value-type="float" office:value="50.6" calcext:value-type="float">
            <text:p>50.6</text:p>
          </table:table-cell>
          <table:table-cell office:value-type="float" office:value="0.000499408" calcext:value-type="float">
            <text:p>0.0004994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0.0137053" calcext:value-type="float">
            <text:p>0.0137053</text:p>
          </table:table-cell>
          <table:table-cell office:value-type="float" office:value="49.5" calcext:value-type="float">
            <text:p>49.5</text:p>
          </table:table-cell>
          <table:table-cell office:value-type="float" office:value="0.00041366" calcext:value-type="float">
            <text:p>0.00041366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0.0178401" calcext:value-type="float">
            <text:p>0.0178401</text:p>
          </table:table-cell>
          <table:table-cell office:value-type="float" office:value="51.1" calcext:value-type="float">
            <text:p>51.1</text:p>
          </table:table-cell>
          <table:table-cell office:value-type="float" office:value="0.000559671" calcext:value-type="float">
            <text:p>0.0005596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42" calcext:value-type="float">
            <text:p>1042</text:p>
          </table:table-cell>
          <table:table-cell office:value-type="float" office:value="0.0174426" calcext:value-type="float">
            <text:p>0.0174426</text:p>
          </table:table-cell>
          <table:table-cell office:value-type="float" office:value="50" calcext:value-type="float">
            <text:p>50</text:p>
          </table:table-cell>
          <table:table-cell office:value-type="float" office:value="0.000463923" calcext:value-type="float">
            <text:p>0.00046392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0.0217672" calcext:value-type="float">
            <text:p>0.0217672</text:p>
          </table:table-cell>
          <table:table-cell office:value-type="float" office:value="51.6" calcext:value-type="float">
            <text:p>51.6</text:p>
          </table:table-cell>
          <table:table-cell office:value-type="float" office:value="0.000525284" calcext:value-type="float">
            <text:p>0.0005252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43" calcext:value-type="float">
            <text:p>1043</text:p>
          </table:table-cell>
          <table:table-cell office:value-type="float" office:value="0.0212979" calcext:value-type="float">
            <text:p>0.0212979</text:p>
          </table:table-cell>
          <table:table-cell office:value-type="float" office:value="50.5" calcext:value-type="float">
            <text:p>50.5</text:p>
          </table:table-cell>
          <table:table-cell office:value-type="float" office:value="0.000531922" calcext:value-type="float">
            <text:p>0.00053192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0.0256709" calcext:value-type="float">
            <text:p>0.0256709</text:p>
          </table:table-cell>
          <table:table-cell office:value-type="float" office:value="52.1" calcext:value-type="float">
            <text:p>52.1</text:p>
          </table:table-cell>
          <table:table-cell office:value-type="float" office:value="0.000595647" calcext:value-type="float">
            <text:p>0.0005956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0.0252692" calcext:value-type="float">
            <text:p>0.0252692</text:p>
          </table:table-cell>
          <table:table-cell office:value-type="float" office:value="51" calcext:value-type="float">
            <text:p>51</text:p>
          </table:table-cell>
          <table:table-cell office:value-type="float" office:value="0.000489309" calcext:value-type="float">
            <text:p>0.000489309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0.0290747" calcext:value-type="float">
            <text:p>0.0290747</text:p>
          </table:table-cell>
          <table:table-cell office:value-type="float" office:value="52.6" calcext:value-type="float">
            <text:p>52.6</text:p>
          </table:table-cell>
          <table:table-cell office:value-type="float" office:value="0.000617504" calcext:value-type="float">
            <text:p>0.0006175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45" calcext:value-type="float">
            <text:p>1045</text:p>
          </table:table-cell>
          <table:table-cell office:value-type="float" office:value="0.0287685" calcext:value-type="float">
            <text:p>0.0287685</text:p>
          </table:table-cell>
          <table:table-cell office:value-type="float" office:value="51.5" calcext:value-type="float">
            <text:p>51.5</text:p>
          </table:table-cell>
          <table:table-cell office:value-type="float" office:value="0.00062921" calcext:value-type="float">
            <text:p>0.0006292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0.0328865" calcext:value-type="float">
            <text:p>0.0328865</text:p>
          </table:table-cell>
          <table:table-cell office:value-type="float" office:value="53.1" calcext:value-type="float">
            <text:p>53.1</text:p>
          </table:table-cell>
          <table:table-cell office:value-type="float" office:value="0.000726348" calcext:value-type="float">
            <text:p>0.0007263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46" calcext:value-type="float">
            <text:p>1046</text:p>
          </table:table-cell>
          <table:table-cell office:value-type="float" office:value="0.0325149" calcext:value-type="float">
            <text:p>0.0325149</text:p>
          </table:table-cell>
          <table:table-cell office:value-type="float" office:value="52" calcext:value-type="float">
            <text:p>52</text:p>
          </table:table-cell>
          <table:table-cell office:value-type="float" office:value="0.000612317" calcext:value-type="float">
            <text:p>0.000612317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0.0366162" calcext:value-type="float">
            <text:p>0.0366162</text:p>
          </table:table-cell>
          <table:table-cell office:value-type="float" office:value="53.6" calcext:value-type="float">
            <text:p>53.6</text:p>
          </table:table-cell>
          <table:table-cell office:value-type="float" office:value="0.00074273" calcext:value-type="float">
            <text:p>0.0007427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0.0410236" calcext:value-type="float">
            <text:p>0.0410236</text:p>
          </table:table-cell>
          <table:table-cell office:value-type="float" office:value="54.1" calcext:value-type="float">
            <text:p>54.1</text:p>
          </table:table-cell>
          <table:table-cell office:value-type="float" office:value="0.000943932" calcext:value-type="float">
            <text:p>0.00094393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 table:number-columns-spanned="5" table:number-rows-spanned="1">
            <text:p>VUV3,-60°C</text:p>
          </table:table-cell>
          <table:covered-table-cell table:number-columns-repeated="4"/>
          <table:table-cell/>
          <table:table-cell office:value-type="string" calcext:value-type="string" table:number-columns-spanned="5" table:number-rows-spanned="1">
            <text:p>VUV3,-80°C</text:p>
          </table:table-cell>
          <table:covered-table-cell table:number-columns-repeated="4"/>
          <table:table-cell table:number-columns-repeated="12"/>
        </table:table-row>
        <table:table-row table:style-name="ro1">
          <table:table-cell office:value-type="string" calcext:value-type="string">
            <text:p>file nb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error voltage</text:p>
          </table:table-cell>
          <table:table-cell/>
          <table:table-cell office:value-type="string" calcext:value-type="string">
            <text:p>file nb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error voltage</text:p>
          </table:table-cell>
          <table:table-cell table:number-columns-repeated="12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0.00342231" calcext:value-type="float">
            <text:p>0.00342231</text:p>
          </table:table-cell>
          <table:table-cell office:value-type="float" office:value="47.1" calcext:value-type="float">
            <text:p>47.1</text:p>
          </table:table-cell>
          <table:table-cell office:value-type="float" office:value="0.000382724" calcext:value-type="float">
            <text:p>0.0003827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56" calcext:value-type="float">
            <text:p>1056</text:p>
          </table:table-cell>
          <table:table-cell office:value-type="float" office:value="0.00429355" calcext:value-type="float">
            <text:p>0.00429355</text:p>
          </table:table-cell>
          <table:table-cell office:value-type="float" office:value="46.3" calcext:value-type="float">
            <text:p>46.3</text:p>
          </table:table-cell>
          <table:table-cell office:value-type="float" office:value="0.000370592" calcext:value-type="float">
            <text:p>0.00037059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0.00725733" calcext:value-type="float">
            <text:p>0.00725733</text:p>
          </table:table-cell>
          <table:table-cell office:value-type="float" office:value="47.6" calcext:value-type="float">
            <text:p>47.6</text:p>
          </table:table-cell>
          <table:table-cell office:value-type="float" office:value="0.00044898" calcext:value-type="float">
            <text:p>0.000448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0.00807351" calcext:value-type="float">
            <text:p>0.00807351</text:p>
          </table:table-cell>
          <table:table-cell office:value-type="float" office:value="46.8" calcext:value-type="float">
            <text:p>46.8</text:p>
          </table:table-cell>
          <table:table-cell office:value-type="float" office:value="0.000408024" calcext:value-type="float">
            <text:p>0.00040802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0.0109548" calcext:value-type="float">
            <text:p>0.0109548</text:p>
          </table:table-cell>
          <table:table-cell office:value-type="float" office:value="48.1" calcext:value-type="float">
            <text:p>48.1</text:p>
          </table:table-cell>
          <table:table-cell office:value-type="float" office:value="0.000496307" calcext:value-type="float">
            <text:p>0.0004963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58" calcext:value-type="float">
            <text:p>1058</text:p>
          </table:table-cell>
          <table:table-cell office:value-type="float" office:value="0.0117648" calcext:value-type="float">
            <text:p>0.0117648</text:p>
          </table:table-cell>
          <table:table-cell office:value-type="float" office:value="47.3" calcext:value-type="float">
            <text:p>47.3</text:p>
          </table:table-cell>
          <table:table-cell office:value-type="float" office:value="0.00041137" calcext:value-type="float">
            <text:p>0.00041137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.0143022" calcext:value-type="float">
            <text:p>0.0143022</text:p>
          </table:table-cell>
          <table:table-cell office:value-type="float" office:value="48.6" calcext:value-type="float">
            <text:p>48.6</text:p>
          </table:table-cell>
          <table:table-cell office:value-type="float" office:value="0.000450548" calcext:value-type="float">
            <text:p>0.0004505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59" calcext:value-type="float">
            <text:p>1059</text:p>
          </table:table-cell>
          <table:table-cell office:value-type="float" office:value="0.0152193" calcext:value-type="float">
            <text:p>0.0152193</text:p>
          </table:table-cell>
          <table:table-cell office:value-type="float" office:value="47.8" calcext:value-type="float">
            <text:p>47.8</text:p>
          </table:table-cell>
          <table:table-cell office:value-type="float" office:value="0.000458129" calcext:value-type="float">
            <text:p>0.000458129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0.0181772" calcext:value-type="float">
            <text:p>0.0181772</text:p>
          </table:table-cell>
          <table:table-cell office:value-type="float" office:value="49.1" calcext:value-type="float">
            <text:p>49.1</text:p>
          </table:table-cell>
          <table:table-cell office:value-type="float" office:value="0.000476221" calcext:value-type="float">
            <text:p>0.0004762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0.0189339" calcext:value-type="float">
            <text:p>0.0189339</text:p>
          </table:table-cell>
          <table:table-cell office:value-type="float" office:value="48.3" calcext:value-type="float">
            <text:p>48.3</text:p>
          </table:table-cell>
          <table:table-cell office:value-type="float" office:value="0.000463285" calcext:value-type="float">
            <text:p>0.00046328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0.0220245" calcext:value-type="float">
            <text:p>0.0220245</text:p>
          </table:table-cell>
          <table:table-cell office:value-type="float" office:value="49.6" calcext:value-type="float">
            <text:p>49.6</text:p>
          </table:table-cell>
          <table:table-cell office:value-type="float" office:value="0.000502529" calcext:value-type="float">
            <text:p>0.0005025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61" calcext:value-type="float">
            <text:p>1061</text:p>
          </table:table-cell>
          <table:table-cell office:value-type="float" office:value="0.0228491" calcext:value-type="float">
            <text:p>0.0228491</text:p>
          </table:table-cell>
          <table:table-cell office:value-type="float" office:value="48.8" calcext:value-type="float">
            <text:p>48.8</text:p>
          </table:table-cell>
          <table:table-cell office:value-type="float" office:value="0.00043317" calcext:value-type="float">
            <text:p>0.00043317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0.0260803" calcext:value-type="float">
            <text:p>0.0260803</text:p>
          </table:table-cell>
          <table:table-cell office:value-type="float" office:value="50.1" calcext:value-type="float">
            <text:p>50.1</text:p>
          </table:table-cell>
          <table:table-cell office:value-type="float" office:value="0.000643992" calcext:value-type="float">
            <text:p>0.0006439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0.0268824" calcext:value-type="float">
            <text:p>0.0268824</text:p>
          </table:table-cell>
          <table:table-cell office:value-type="float" office:value="49.3" calcext:value-type="float">
            <text:p>49.3</text:p>
          </table:table-cell>
          <table:table-cell office:value-type="float" office:value="0.000582104" calcext:value-type="float">
            <text:p>0.00058210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0.0294567" calcext:value-type="float">
            <text:p>0.0294567</text:p>
          </table:table-cell>
          <table:table-cell office:value-type="float" office:value="50.6" calcext:value-type="float">
            <text:p>50.6</text:p>
          </table:table-cell>
          <table:table-cell office:value-type="float" office:value="0.000612087" calcext:value-type="float">
            <text:p>0.00061208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63" calcext:value-type="float">
            <text:p>1063</text:p>
          </table:table-cell>
          <table:table-cell office:value-type="float" office:value="0.0302067" calcext:value-type="float">
            <text:p>0.0302067</text:p>
          </table:table-cell>
          <table:table-cell office:value-type="float" office:value="49.8" calcext:value-type="float">
            <text:p>49.8</text:p>
          </table:table-cell>
          <table:table-cell office:value-type="float" office:value="0.000612844" calcext:value-type="float">
            <text:p>0.00061284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0.0330158" calcext:value-type="float">
            <text:p>0.0330158</text:p>
          </table:table-cell>
          <table:table-cell office:value-type="float" office:value="51.1" calcext:value-type="float">
            <text:p>51.1</text:p>
          </table:table-cell>
          <table:table-cell office:value-type="float" office:value="0.00061543" calcext:value-type="float">
            <text:p>0.000615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64" calcext:value-type="float">
            <text:p>1064</text:p>
          </table:table-cell>
          <table:table-cell office:value-type="float" office:value="0.033994" calcext:value-type="float">
            <text:p>0.033994</text:p>
          </table:table-cell>
          <table:table-cell office:value-type="float" office:value="50.3" calcext:value-type="float">
            <text:p>50.3</text:p>
          </table:table-cell>
          <table:table-cell office:value-type="float" office:value="0.000673975" calcext:value-type="float">
            <text:p>0.00067397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065" calcext:value-type="float">
            <text:p>1065</text:p>
          </table:table-cell>
          <table:table-cell office:value-type="float" office:value="0.0380421" calcext:value-type="float">
            <text:p>0.0380421</text:p>
          </table:table-cell>
          <table:table-cell office:value-type="float" office:value="50.8" calcext:value-type="float">
            <text:p>50.8</text:p>
          </table:table-cell>
          <table:table-cell office:value-type="float" office:value="0.00061947" calcext:value-type="float">
            <text:p>0.00061947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066" calcext:value-type="float">
            <text:p>1066</text:p>
          </table:table-cell>
          <table:table-cell office:value-type="float" office:value="0.0425528" calcext:value-type="float">
            <text:p>0.0425528</text:p>
          </table:table-cell>
          <table:table-cell office:value-type="float" office:value="51.3" calcext:value-type="float">
            <text:p>51.3</text:p>
          </table:table-cell>
          <table:table-cell office:value-type="float" office:value="0.000948458" calcext:value-type="float">
            <text:p>0.00094845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 table:number-columns-spanned="5" table:number-rows-spanned="1">
            <text:p>VUV3,-90°C</text:p>
          </table:table-cell>
          <table:covered-table-cell table:number-columns-repeated="4"/>
          <table:table-cell/>
          <table:table-cell office:value-type="string" calcext:value-type="string" table:number-columns-spanned="5" table:number-rows-spanned="1">
            <text:p>VUV3,-100°C</text:p>
          </table:table-cell>
          <table:covered-table-cell table:number-columns-repeated="4"/>
          <table:table-cell table:number-columns-repeated="12"/>
        </table:table-row>
        <table:table-row table:style-name="ro1">
          <table:table-cell office:value-type="string" calcext:value-type="string">
            <text:p>file nb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error voltage</text:p>
          </table:table-cell>
          <table:table-cell/>
          <table:table-cell office:value-type="string" calcext:value-type="string">
            <text:p>file nb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error voltage</text:p>
          </table:table-cell>
          <table:table-cell table:number-columns-repeated="12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0.00376006" calcext:value-type="float">
            <text:p>0.00376006</text:p>
          </table:table-cell>
          <table:table-cell office:value-type="float" office:value="45.8" calcext:value-type="float">
            <text:p>45.8</text:p>
          </table:table-cell>
          <table:table-cell office:value-type="float" office:value="0.000363685" calcext:value-type="float">
            <text:p>0.0003636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79" calcext:value-type="float">
            <text:p>1079</text:p>
          </table:table-cell>
          <table:table-cell office:value-type="float" office:value="0.0343454" calcext:value-type="float">
            <text:p>0.0343454</text:p>
          </table:table-cell>
          <table:table-cell office:value-type="float" office:value="46.5" calcext:value-type="float">
            <text:p>46.5</text:p>
          </table:table-cell>
          <table:table-cell office:value-type="float" office:value="0.000652363" calcext:value-type="float">
            <text:p>0.00065236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342946" calcext:value-type="float">
            <text:p>0.0342946</text:p>
          </table:table-cell>
          <table:table-cell/>
          <table:table-cell office:value-type="float" office:value="0.000609627" calcext:value-type="float">
            <text:p>0.000609627</text:p>
          </table:table-cell>
          <table:table-cell/>
          <table:table-cell office:value-type="float" office:value="0.0468722" calcext:value-type="float">
            <text:p>0.0468722</text:p>
          </table:table-cell>
          <table:table-cell/>
          <table:table-cell office:value-type="float" office:value="0.000960614" calcext:value-type="float">
            <text:p>0.000960614</text:p>
          </table:table-cell>
          <table:table-cell/>
          <table:table-cell office:value-type="float" office:value="0.0621504" calcext:value-type="float">
            <text:p>0.0621504</text:p>
          </table:table-cell>
          <table:table-cell/>
          <table:table-cell office:value-type="float" office:value="0.00109005" calcext:value-type="float">
            <text:p>0.00109005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0.00777113" calcext:value-type="float">
            <text:p>0.00777113</text:p>
          </table:table-cell>
          <table:table-cell office:value-type="float" office:value="46.3" calcext:value-type="float">
            <text:p>46.3</text:p>
          </table:table-cell>
          <table:table-cell office:value-type="float" office:value="0.000506861" calcext:value-type="float">
            <text:p>0.0005068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0.0384919" calcext:value-type="float">
            <text:p>0.0384919</text:p>
          </table:table-cell>
          <table:table-cell office:value-type="float" office:value="47" calcext:value-type="float">
            <text:p>47</text:p>
          </table:table-cell>
          <table:table-cell office:value-type="float" office:value="0.000646497" calcext:value-type="float">
            <text:p>0.0006464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343416" calcext:value-type="float">
            <text:p>0.0343416</text:p>
          </table:table-cell>
          <table:table-cell/>
          <table:table-cell office:value-type="float" office:value="0.000627732" calcext:value-type="float">
            <text:p>0.000627732</text:p>
          </table:table-cell>
          <table:table-cell/>
          <table:table-cell office:value-type="float" office:value="0.0468882" calcext:value-type="float">
            <text:p>0.0468882</text:p>
          </table:table-cell>
          <table:table-cell/>
          <table:table-cell office:value-type="float" office:value="0.000958475" calcext:value-type="float">
            <text:p>0.000958475</text:p>
          </table:table-cell>
          <table:table-cell/>
          <table:table-cell office:value-type="float" office:value="0.0624057" calcext:value-type="float">
            <text:p>0.0624057</text:p>
          </table:table-cell>
          <table:table-cell/>
          <table:table-cell office:value-type="float" office:value="0.00106297" calcext:value-type="float">
            <text:p>0.00106297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0.0112966" calcext:value-type="float">
            <text:p>0.0112966</text:p>
          </table:table-cell>
          <table:table-cell office:value-type="float" office:value="46.8" calcext:value-type="float">
            <text:p>46.8</text:p>
          </table:table-cell>
          <table:table-cell office:value-type="float" office:value="0.000438431" calcext:value-type="float">
            <text:p>0.0004384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81" calcext:value-type="float">
            <text:p>1081</text:p>
          </table:table-cell>
          <table:table-cell office:value-type="float" office:value="0.0423475" calcext:value-type="float">
            <text:p>0.0423475</text:p>
          </table:table-cell>
          <table:table-cell office:value-type="float" office:value="47.5" calcext:value-type="float">
            <text:p>47.5</text:p>
          </table:table-cell>
          <table:table-cell office:value-type="float" office:value="0.000660117" calcext:value-type="float">
            <text:p>0.0006601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343454" calcext:value-type="float">
            <text:p>0.0343454</text:p>
          </table:table-cell>
          <table:table-cell/>
          <table:table-cell office:value-type="float" office:value="0.000652363" calcext:value-type="float">
            <text:p>0.000652363</text:p>
          </table:table-cell>
          <table:table-cell table:number-columns-repeated="5"/>
          <table:table-cell office:value-type="float" office:value="0.0624348" calcext:value-type="float">
            <text:p>0.0624348</text:p>
          </table:table-cell>
          <table:table-cell/>
          <table:table-cell office:value-type="float" office:value="0.000922324" calcext:value-type="float">
            <text:p>0.000922324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0.0194304" calcext:value-type="float">
            <text:p>0.0194304</text:p>
          </table:table-cell>
          <table:table-cell office:value-type="float" office:value="47.3" calcext:value-type="float">
            <text:p>47.3</text:p>
          </table:table-cell>
          <table:table-cell office:value-type="float" office:value="0.00559168" calcext:value-type="float">
            <text:p>0.005591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82" calcext:value-type="float">
            <text:p>1082</text:p>
          </table:table-cell>
          <table:table-cell office:value-type="float" office:value="0.0468722" calcext:value-type="float">
            <text:p>0.0468722</text:p>
          </table:table-cell>
          <table:table-cell office:value-type="float" office:value="48" calcext:value-type="float">
            <text:p>48</text:p>
          </table:table-cell>
          <table:table-cell office:value-type="float" office:value="0.000960614" calcext:value-type="float">
            <text:p>0.00096061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0184293" calcext:value-type="float">
            <text:p>0.0184293</text:p>
          </table:table-cell>
          <table:table-cell office:value-type="float" office:value="47.8" calcext:value-type="float">
            <text:p>47.8</text:p>
          </table:table-cell>
          <table:table-cell office:value-type="float" office:value="0.000524712" calcext:value-type="float">
            <text:p>0.0005247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0.050476" calcext:value-type="float">
            <text:p>0.050476</text:p>
          </table:table-cell>
          <table:table-cell office:value-type="float" office:value="48.5" calcext:value-type="float">
            <text:p>48.5</text:p>
          </table:table-cell>
          <table:table-cell office:value-type="float" office:value="0.000633404" calcext:value-type="float">
            <text:p>0.0006334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384951" calcext:value-type="float">
            <text:p>0.0384951</text:p>
          </table:table-cell>
          <table:table-cell/>
          <table:table-cell office:value-type="float" office:value="0.000665115" calcext:value-type="float">
            <text:p>0.000665115</text:p>
          </table:table-cell>
          <table:table-cell/>
          <table:table-cell office:value-type="float" office:value="0.050476" calcext:value-type="float">
            <text:p>0.050476</text:p>
          </table:table-cell>
          <table:table-cell/>
          <table:table-cell office:value-type="float" office:value="0.000633404" calcext:value-type="float">
            <text:p>0.000633404</text:p>
          </table:table-cell>
          <table:table-cell/>
          <table:table-cell office:value-type="float" office:value="0.0668427" calcext:value-type="float">
            <text:p>0.0668427</text:p>
          </table:table-cell>
          <table:table-cell/>
          <table:table-cell office:value-type="float" office:value="0.000948131" calcext:value-type="float">
            <text:p>0.000948131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0.0222116" calcext:value-type="float">
            <text:p>0.0222116</text:p>
          </table:table-cell>
          <table:table-cell office:value-type="float" office:value="48.3" calcext:value-type="float">
            <text:p>48.3</text:p>
          </table:table-cell>
          <table:table-cell office:value-type="float" office:value="0.000542918" calcext:value-type="float">
            <text:p>0.0005429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84" calcext:value-type="float">
            <text:p>1084</text:p>
          </table:table-cell>
          <table:table-cell office:value-type="float" office:value="0.0540173" calcext:value-type="float">
            <text:p>0.0540173</text:p>
          </table:table-cell>
          <table:table-cell office:value-type="float" office:value="49" calcext:value-type="float">
            <text:p>49</text:p>
          </table:table-cell>
          <table:table-cell office:value-type="float" office:value="0.00119811" calcext:value-type="float">
            <text:p>0.001198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38509" calcext:value-type="float">
            <text:p>0.038509</text:p>
          </table:table-cell>
          <table:table-cell/>
          <table:table-cell office:value-type="float" office:value="0.000626802" calcext:value-type="float">
            <text:p>0.000626802</text:p>
          </table:table-cell>
          <table:table-cell table:number-columns-repeated="5"/>
          <table:table-cell office:value-type="float" office:value="0.0666286" calcext:value-type="float">
            <text:p>0.0666286</text:p>
          </table:table-cell>
          <table:table-cell/>
          <table:table-cell office:value-type="float" office:value="0.00110776" calcext:value-type="float">
            <text:p>0.00110776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0.0261315" calcext:value-type="float">
            <text:p>0.0261315</text:p>
          </table:table-cell>
          <table:table-cell office:value-type="float" office:value="48.8" calcext:value-type="float">
            <text:p>48.8</text:p>
          </table:table-cell>
          <table:table-cell office:value-type="float" office:value="0.000708359" calcext:value-type="float">
            <text:p>0.0007083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85" calcext:value-type="float">
            <text:p>1085</text:p>
          </table:table-cell>
          <table:table-cell office:value-type="float" office:value="0.0584745" calcext:value-type="float">
            <text:p>0.0584745</text:p>
          </table:table-cell>
          <table:table-cell office:value-type="float" office:value="49.5" calcext:value-type="float">
            <text:p>49.5</text:p>
          </table:table-cell>
          <table:table-cell office:value-type="float" office:value="0.000929573" calcext:value-type="float">
            <text:p>0.0009295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384919" calcext:value-type="float">
            <text:p>0.0384919</text:p>
          </table:table-cell>
          <table:table-cell/>
          <table:table-cell office:value-type="float" office:value="0.000646497" calcext:value-type="float">
            <text:p>0.000646497</text:p>
          </table:table-cell>
          <table:table-cell/>
          <table:table-cell office:value-type="float" office:value="0.0540173" calcext:value-type="float">
            <text:p>0.0540173</text:p>
          </table:table-cell>
          <table:table-cell/>
          <table:table-cell office:value-type="float" office:value="0.00119811" calcext:value-type="float">
            <text:p>0.00119811</text:p>
          </table:table-cell>
          <table:table-cell/>
          <table:table-cell office:value-type="float" office:value="0.0667473" calcext:value-type="float">
            <text:p>0.0667473</text:p>
          </table:table-cell>
          <table:table-cell/>
          <table:table-cell office:value-type="float" office:value="0.00123383" calcext:value-type="float">
            <text:p>0.00123383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0.0297298" calcext:value-type="float">
            <text:p>0.0297298</text:p>
          </table:table-cell>
          <table:table-cell office:value-type="float" office:value="49.3" calcext:value-type="float">
            <text:p>49.3</text:p>
          </table:table-cell>
          <table:table-cell office:value-type="float" office:value="0.00062429" calcext:value-type="float">
            <text:p>0.000624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86" calcext:value-type="float">
            <text:p>1086</text:p>
          </table:table-cell>
          <table:table-cell office:value-type="float" office:value="0.0621504" calcext:value-type="float">
            <text:p>0.0621504</text:p>
          </table:table-cell>
          <table:table-cell office:value-type="float" office:value="50" calcext:value-type="float">
            <text:p>50</text:p>
          </table:table-cell>
          <table:table-cell office:value-type="float" office:value="0.00109005" calcext:value-type="float">
            <text:p>0.0010900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0.0335635" calcext:value-type="float">
            <text:p>0.0335635</text:p>
          </table:table-cell>
          <table:table-cell office:value-type="float" office:value="49.8" calcext:value-type="float">
            <text:p>49.8</text:p>
          </table:table-cell>
          <table:table-cell office:value-type="float" office:value="0.000580227" calcext:value-type="float">
            <text:p>0.0005802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87" calcext:value-type="float">
            <text:p>1087</text:p>
          </table:table-cell>
          <table:table-cell office:value-type="float" office:value="0.0668427" calcext:value-type="float">
            <text:p>0.0668427</text:p>
          </table:table-cell>
          <table:table-cell office:value-type="float" office:value="50.5" calcext:value-type="float">
            <text:p>50.5</text:p>
          </table:table-cell>
          <table:table-cell office:value-type="float" office:value="0.000948131" calcext:value-type="float">
            <text:p>0.0009481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423594" calcext:value-type="float">
            <text:p>0.0423594</text:p>
          </table:table-cell>
          <table:table-cell/>
          <table:table-cell office:value-type="float" office:value="0.000635536" calcext:value-type="float">
            <text:p>0.000635536</text:p>
          </table:table-cell>
          <table:table-cell/>
          <table:table-cell office:value-type="float" office:value="0.0588959" calcext:value-type="float">
            <text:p>0.0588959</text:p>
          </table:table-cell>
          <table:table-cell/>
          <table:table-cell office:value-type="float" office:value="0.000897659" calcext:value-type="float">
            <text:p>0.000897659</text:p>
          </table:table-cell>
          <table:table-cell/>
          <table:table-cell office:value-type="float" office:value="0.068595" calcext:value-type="float">
            <text:p>0.068595</text:p>
          </table:table-cell>
          <table:table-cell/>
          <table:table-cell office:value-type="float" office:value="0.00106723" calcext:value-type="float">
            <text:p>0.00106723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0.0374557" calcext:value-type="float">
            <text:p>0.0374557</text:p>
          </table:table-cell>
          <table:table-cell office:value-type="float" office:value="50.3" calcext:value-type="float">
            <text:p>50.3</text:p>
          </table:table-cell>
          <table:table-cell office:value-type="float" office:value="0.000704026" calcext:value-type="float">
            <text:p>0.0007040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88" calcext:value-type="float">
            <text:p>1088</text:p>
          </table:table-cell>
          <table:table-cell office:value-type="float" office:value="0.068595" calcext:value-type="float">
            <text:p>0.068595</text:p>
          </table:table-cell>
          <table:table-cell office:value-type="float" office:value="51" calcext:value-type="float">
            <text:p>51</text:p>
          </table:table-cell>
          <table:table-cell office:value-type="float" office:value="0.00106723" calcext:value-type="float">
            <text:p>0.001067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423681" calcext:value-type="float">
            <text:p>0.0423681</text:p>
          </table:table-cell>
          <table:table-cell/>
          <table:table-cell office:value-type="float" office:value="0.000645318" calcext:value-type="float">
            <text:p>0.000645318</text:p>
          </table:table-cell>
          <table:table-cell/>
          <table:table-cell office:value-type="float" office:value="0.0584745" calcext:value-type="float">
            <text:p>0.0584745</text:p>
          </table:table-cell>
          <table:table-cell/>
          <table:table-cell office:value-type="float" office:value="0.000929573" calcext:value-type="float">
            <text:p>0.000929573</text:p>
          </table:table-cell>
          <table:table-cell/>
          <table:table-cell office:value-type="float" office:value="0.0710453" calcext:value-type="float">
            <text:p>0.0710453</text:p>
          </table:table-cell>
          <table:table-cell/>
          <table:table-cell office:value-type="float" office:value="0.00189109" calcext:value-type="float">
            <text:p>0.00189109</text:p>
          </table:table-cell>
        </table:table-row>
        <table:table-row table:style-name="ro1">
          <table:table-cell table:number-columns-repeated="6"/>
          <table:table-cell office:value-type="float" office:value="1089" calcext:value-type="float">
            <text:p>1089</text:p>
          </table:table-cell>
          <table:table-cell office:value-type="float" office:value="0.0748863" calcext:value-type="float">
            <text:p>0.0748863</text:p>
          </table:table-cell>
          <table:table-cell office:value-type="float" office:value="51.5" calcext:value-type="float">
            <text:p>51.5</text:p>
          </table:table-cell>
          <table:table-cell office:value-type="float" office:value="0.00176057" calcext:value-type="float">
            <text:p>0.001760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423623" calcext:value-type="float">
            <text:p>0.0423623</text:p>
          </table:table-cell>
          <table:table-cell/>
          <table:table-cell office:value-type="float" office:value="0.000671261" calcext:value-type="float">
            <text:p>0.000671261</text:p>
          </table:table-cell>
          <table:table-cell/>
          <table:table-cell office:value-type="float" office:value="0.0584883" calcext:value-type="float">
            <text:p>0.0584883</text:p>
          </table:table-cell>
          <table:table-cell/>
          <table:table-cell office:value-type="float" office:value="0.000942339" calcext:value-type="float">
            <text:p>0.000942339</text:p>
          </table:table-cell>
          <table:table-cell table:number-columns-repeated="4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 table:number-columns-spanned="5" table:number-rows-spanned="1">
            <text:p>VUV3,-110°C</text:p>
          </table:table-cell>
          <table:covered-table-cell table:number-columns-repeated="4"/>
          <table:table-cell table:number-columns-repeated="18"/>
        </table:table-row>
        <table:table-row table:style-name="ro1">
          <table:table-cell office:value-type="string" calcext:value-type="string">
            <text:p>file nb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error voltage</text:p>
          </table:table-cell>
          <table:table-cell/>
          <table:table-cell office:value-type="float" office:value="0.0748863" calcext:value-type="float">
            <text:p>0.0748863</text:p>
          </table:table-cell>
          <table:table-cell/>
          <table:table-cell office:value-type="float" office:value="0.00176057" calcext:value-type="float">
            <text:p>0.00176057</text:p>
          </table:table-cell>
          <table:table-cell table:number-columns-repeated="14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0.0293984" calcext:value-type="float">
            <text:p>0.0293984</text:p>
          </table:table-cell>
          <table:table-cell office:value-type="float" office:value="48.5" calcext:value-type="float">
            <text:p>48.5</text:p>
          </table:table-cell>
          <table:table-cell office:value-type="float" office:value="0.000595388" calcext:value-type="float">
            <text:p>0.0005953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2041" calcext:value-type="float">
            <text:p>0.0752041</text:p>
          </table:table-cell>
          <table:table-cell/>
          <table:table-cell office:value-type="float" office:value="0.00192572" calcext:value-type="float">
            <text:p>0.00192572</text:p>
          </table:table-cell>
          <table:table-cell table:number-columns-repeated="14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0.0335134" calcext:value-type="float">
            <text:p>0.0335134</text:p>
          </table:table-cell>
          <table:table-cell office:value-type="float" office:value="49" calcext:value-type="float">
            <text:p>49</text:p>
          </table:table-cell>
          <table:table-cell office:value-type="float" office:value="0.000635067" calcext:value-type="float">
            <text:p>0.00063506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0.0373563" calcext:value-type="float">
            <text:p>0.0373563</text:p>
          </table:table-cell>
          <table:table-cell office:value-type="float" office:value="49.5" calcext:value-type="float">
            <text:p>49.5</text:p>
          </table:table-cell>
          <table:table-cell office:value-type="float" office:value="0.000715777" calcext:value-type="float">
            <text:p>0.00071577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0.0412225" calcext:value-type="float">
            <text:p>0.0412225</text:p>
          </table:table-cell>
          <table:table-cell office:value-type="float" office:value="50" calcext:value-type="float">
            <text:p>50</text:p>
          </table:table-cell>
          <table:table-cell office:value-type="float" office:value="0.000629866" calcext:value-type="float">
            <text:p>0.00062986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0.0452757" calcext:value-type="float">
            <text:p>0.0452757</text:p>
          </table:table-cell>
          <table:table-cell office:value-type="float" office:value="50.5" calcext:value-type="float">
            <text:p>50.5</text:p>
          </table:table-cell>
          <table:table-cell office:value-type="float" office:value="0.000792846" calcext:value-type="float">
            <text:p>0.00079284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0.0501518" calcext:value-type="float">
            <text:p>0.0501518</text:p>
          </table:table-cell>
          <table:table-cell office:value-type="float" office:value="51" calcext:value-type="float">
            <text:p>51</text:p>
          </table:table-cell>
          <table:table-cell office:value-type="float" office:value="0.00141447" calcext:value-type="float">
            <text:p>0.0014144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0.0537853" calcext:value-type="float">
            <text:p>0.0537853</text:p>
          </table:table-cell>
          <table:table-cell office:value-type="float" office:value="51.5" calcext:value-type="float">
            <text:p>51.5</text:p>
          </table:table-cell>
          <table:table-cell office:value-type="float" office:value="0.00114197" calcext:value-type="float">
            <text:p>0.0011419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0.0574518" calcext:value-type="float">
            <text:p>0.0574518</text:p>
          </table:table-cell>
          <table:table-cell office:value-type="float" office:value="52" calcext:value-type="float">
            <text:p>52</text:p>
          </table:table-cell>
          <table:table-cell office:value-type="float" office:value="0.00122511" calcext:value-type="float">
            <text:p>0.0012251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0.061298" calcext:value-type="float">
            <text:p>0.061298</text:p>
          </table:table-cell>
          <table:table-cell office:value-type="float" office:value="52.5" calcext:value-type="float">
            <text:p>52.5</text:p>
          </table:table-cell>
          <table:table-cell office:value-type="float" office:value="0.00132668" calcext:value-type="float">
            <text:p>0.0013266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0.065269" calcext:value-type="float">
            <text:p>0.065269</text:p>
          </table:table-cell>
          <table:table-cell office:value-type="float" office:value="53" calcext:value-type="float">
            <text:p>53</text:p>
          </table:table-cell>
          <table:table-cell office:value-type="float" office:value="0.00103391" calcext:value-type="float">
            <text:p>0.0010339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0702038" calcext:value-type="float">
            <text:p>0.0702038</text:p>
          </table:table-cell>
          <table:table-cell office:value-type="float" office:value="53.5" calcext:value-type="float">
            <text:p>53.5</text:p>
          </table:table-cell>
          <table:table-cell office:value-type="float" office:value="0.00299424" calcext:value-type="float">
            <text:p>0.0029942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</table:table>
      <table:table table:name="Sheet3" table:style-name="ta1">
        <table:table-column table:style-name="co1" table:number-columns-repeated="13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 table:number-columns-spanned="5" table:number-rows-spanned="1">
            <text:p>MEG, 26°C</text:p>
          </table:table-cell>
          <table:covered-table-cell table:number-columns-repeated="4"/>
          <table:table-cell/>
          <table:table-cell office:value-type="string" calcext:value-type="string" table:number-columns-spanned="5" table:number-rows-spanned="1">
            <text:p>MEG,0°C</text:p>
          </table:table-cell>
          <table:covered-table-cell table:number-columns-repeated="4"/>
          <table:table-cell table:number-columns-repeated="10"/>
        </table:table-row>
        <table:table-row table:style-name="ro1">
          <table:table-cell office:value-type="string" calcext:value-type="string">
            <text:p>file nb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error voltage</text:p>
          </table:table-cell>
          <table:table-cell/>
          <table:table-cell office:value-type="string" calcext:value-type="string">
            <text:p>file nb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error voltage</text:p>
          </table:table-cell>
          <table:table-cell table:number-columns-repeated="10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00436023" calcext:value-type="float">
            <text:p>0.00436023</text:p>
          </table:table-cell>
          <table:table-cell office:value-type="float" office:value="65" calcext:value-type="float">
            <text:p>65</text:p>
          </table:table-cell>
          <table:table-cell office:value-type="float" office:value="0.000803924" calcext:value-type="float">
            <text:p>0.0008039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09" calcext:value-type="float">
            <text:p>1109</text:p>
          </table:table-cell>
          <table:table-cell office:value-type="float" office:value="0.00319313" calcext:value-type="float">
            <text:p>0.00319313</text:p>
          </table:table-cell>
          <table:table-cell office:value-type="float" office:value="63.5" calcext:value-type="float">
            <text:p>63.5</text:p>
          </table:table-cell>
          <table:table-cell office:value-type="float" office:value="0.000271171" calcext:value-type="float">
            <text:p>0.00027117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5"/>
          <table:table-cell/>
          <table:table-cell table:style-name="ce5" table:number-columns-repeated="2"/>
          <table:table-cell/>
          <table:table-cell table:style-name="ce5"/>
          <table:table-cell table:style-name="ce5" office:value-type="float" office:value="0.00398211" calcext:value-type="float">
            <text:p>3.98E-003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0.00639042" calcext:value-type="float">
            <text:p>0.00639042</text:p>
          </table:table-cell>
          <table:table-cell office:value-type="float" office:value="65.4" calcext:value-type="float">
            <text:p>65.4</text:p>
          </table:table-cell>
          <table:table-cell office:value-type="float" office:value="0.00100176" calcext:value-type="float">
            <text:p>0.001001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10" calcext:value-type="float">
            <text:p>1110</text:p>
          </table:table-cell>
          <table:table-cell office:value-type="float" office:value="0.00470642" calcext:value-type="float">
            <text:p>0.00470642</text:p>
          </table:table-cell>
          <table:table-cell office:value-type="float" office:value="64" calcext:value-type="float">
            <text:p>64</text:p>
          </table:table-cell>
          <table:table-cell office:value-type="float" office:value="0.000256673" calcext:value-type="float">
            <text:p>0.00025667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5"/>
          <table:table-cell table:number-columns-repeated="6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0.00859203" calcext:value-type="float">
            <text:p>0.00859203</text:p>
          </table:table-cell>
          <table:table-cell office:value-type="float" office:value="65.8" calcext:value-type="float">
            <text:p>65.8</text:p>
          </table:table-cell>
          <table:table-cell office:value-type="float" office:value="0.00105234" calcext:value-type="float">
            <text:p>0.001052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0.00630469" calcext:value-type="float">
            <text:p>0.00630469</text:p>
          </table:table-cell>
          <table:table-cell office:value-type="float" office:value="64.5" calcext:value-type="float">
            <text:p>64.5</text:p>
          </table:table-cell>
          <table:table-cell office:value-type="float" office:value="0.000339784" calcext:value-type="float">
            <text:p>0.00033978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5"/>
          <table:table-cell/>
          <table:table-cell table:style-name="ce5" table:number-columns-repeated="2"/>
          <table:table-cell table:number-columns-repeated="3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0.0103269" calcext:value-type="float">
            <text:p>0.0103269</text:p>
          </table:table-cell>
          <table:table-cell office:value-type="float" office:value="66.2" calcext:value-type="float">
            <text:p>66.2</text:p>
          </table:table-cell>
          <table:table-cell office:value-type="float" office:value="0.00244179" calcext:value-type="float">
            <text:p>0.002441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0.00768537" calcext:value-type="float">
            <text:p>0.00768537</text:p>
          </table:table-cell>
          <table:table-cell office:value-type="float" office:value="65" calcext:value-type="float">
            <text:p>65</text:p>
          </table:table-cell>
          <table:table-cell office:value-type="float" office:value="0.000324671" calcext:value-type="float">
            <text:p>0.00032467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5" table:number-columns-repeated="2"/>
          <table:table-cell table:number-columns-repeated="3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0.0130989" calcext:value-type="float">
            <text:p>0.0130989</text:p>
          </table:table-cell>
          <table:table-cell office:value-type="float" office:value="66.6" calcext:value-type="float">
            <text:p>66.6</text:p>
          </table:table-cell>
          <table:table-cell office:value-type="float" office:value="0.00110247" calcext:value-type="float">
            <text:p>0.00110247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style-name="ce5"/>
          <table:table-cell/>
          <table:table-cell table:style-name="ce5" table:number-columns-repeated="2"/>
          <table:table-cell table:number-columns-repeated="3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14"/>
          <table:table-cell table:style-name="ce5"/>
          <table:table-cell/>
          <table:table-cell table:style-name="ce5" table:number-columns-repeated="2"/>
          <table:table-cell table:number-columns-repeated="3"/>
        </table:table-row>
        <table:table-row table:style-name="ro1">
          <table:table-cell office:value-type="string" calcext:value-type="string" table:number-columns-spanned="5" table:number-rows-spanned="1">
            <text:p>MEG,-20°C</text:p>
          </table:table-cell>
          <table:covered-table-cell table:number-columns-repeated="4"/>
          <table:table-cell/>
          <table:table-cell table:number-columns-spanned="5" table:number-rows-spanned="1"/>
          <table:covered-table-cell table:number-columns-repeated="4"/>
          <table:table-cell table:number-columns-repeated="10"/>
        </table:table-row>
        <table:table-row table:style-name="ro1">
          <table:table-cell office:value-type="string" calcext:value-type="string">
            <text:p>file nb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error voltage</text:p>
          </table:table-cell>
          <table:table-cell table:number-columns-repeated="16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0.00392835" calcext:value-type="float">
            <text:p>0.00392835</text:p>
          </table:table-cell>
          <table:table-cell office:value-type="float" office:value="62.3" calcext:value-type="float">
            <text:p>62.3</text:p>
          </table:table-cell>
          <table:table-cell office:value-type="float" office:value="0.0000451729" calcext:value-type="float">
            <text:p>4.51729E-00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0.00510234" calcext:value-type="float">
            <text:p>0.00510234</text:p>
          </table:table-cell>
          <table:table-cell office:value-type="float" office:value="62.7" calcext:value-type="float">
            <text:p>62.7</text:p>
          </table:table-cell>
          <table:table-cell office:value-type="float" office:value="0.000282546" calcext:value-type="float">
            <text:p>0.000282546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0.00567039" calcext:value-type="float">
            <text:p>0.00567039</text:p>
          </table:table-cell>
          <table:table-cell office:value-type="float" office:value="63.1" calcext:value-type="float">
            <text:p>63.1</text:p>
          </table:table-cell>
          <table:table-cell office:value-type="float" office:value="0.000371689" calcext:value-type="float">
            <text:p>0.000371689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0.0064014" calcext:value-type="float">
            <text:p>0.0064014</text:p>
          </table:table-cell>
          <table:table-cell office:value-type="float" office:value="63.5" calcext:value-type="float">
            <text:p>63.5</text:p>
          </table:table-cell>
          <table:table-cell office:value-type="float" office:value="0.000310659" calcext:value-type="float">
            <text:p>0.000310659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0.00739144" calcext:value-type="float">
            <text:p>0.00739144</text:p>
          </table:table-cell>
          <table:table-cell office:value-type="float" office:value="63.9" calcext:value-type="float">
            <text:p>63.9</text:p>
          </table:table-cell>
          <table:table-cell office:value-type="float" office:value="0.000287701" calcext:value-type="float">
            <text:p>0.000287701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style-name="ce5" table:number-columns-repeated="2"/>
          <table:table-cell table:number-columns-repeated="5"/>
        </table:table-row>
        <table:table-row table:style-name="ro1" table:number-rows-repeated="8">
          <table:table-cell table:number-columns-repeated="21"/>
        </table:table-row>
        <table:table-row table:style-name="ro1">
          <table:table-cell table:number-columns-spanned="5" table:number-rows-spanned="1"/>
          <table:covered-table-cell table:number-columns-repeated="4"/>
          <table:table-cell/>
          <table:table-cell table:number-columns-spanned="5" table:number-rows-spanned="1"/>
          <table:covered-table-cell table:number-columns-repeated="4"/>
          <table:table-cell table:number-columns-repeated="10"/>
        </table:table-row>
        <table:table-row table:style-name="ro1" table:number-rows-repeated="14">
          <table:table-cell table:number-columns-repeated="21"/>
        </table:table-row>
        <table:table-row table:style-name="ro1">
          <table:table-cell table:number-columns-spanned="5" table:number-rows-spanned="1"/>
          <table:covered-table-cell table:number-columns-repeated="4"/>
          <table:table-cell/>
          <table:table-cell table:number-columns-spanned="5" table:number-rows-spanned="1"/>
          <table:covered-table-cell table:number-columns-repeated="4"/>
          <table:table-cell table:number-columns-repeated="10"/>
        </table:table-row>
        <table:table-row table:style-name="ro1" table:number-rows-repeated="13">
          <table:table-cell table:number-columns-repeated="21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30">00/00/0000</text:date>, <text:time style:data-style-name="N2" text:time-value="10:09:51.1021015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6T08:34:42.306529657</meta:creation-date>
    <dc:date>2015-07-30T10:10:52.474396206</dc:date>
    <meta:editing-duration>PT18H29M41S</meta:editing-duration>
    <meta:editing-cycles>105</meta:editing-cycles>
    <meta:generator>LibreOffice/4.2.8.2$Linux_X86_64 LibreOffice_project/420m0$Build-2</meta:generator>
    <meta:document-statistic meta:table-count="3" meta:cell-count="87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d32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04cm" svg:y="3.454cm" style:legend-expansion="high" chart:style-name="ch2"/>
        <chart:plot-area chart:style-name="ch3" table:cell-range-address="Sheet1.A1:Sheet1.A16 Sheet1.C1:Sheet1.D16" svg:x="0.32cm" svg:y="0.18cm" svg:width="11.264cm" svg:height="8.64cm">
          <chartooo:coordinate-region svg:x="1.418cm" svg:y="0.379cm" svg:width="9.92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:Sheet1.C16" chart:class="chart:scatter">
            <chart:domain table:cell-range-address="Sheet1.A1:Sheet1.A16"/>
            <chart:regression-curve chart:style-name="ch7">
              <chart:equation chart:display-equation="true" chart:display-r-square="false" svg:x="1.528cm" svg:y="0.572cm"/>
            </chart:regression-curve>
            <chart:data-point chart:repeated="16"/>
          </chart:series>
          <chart:series chart:style-name="ch8" chart:values-cell-range-address="Sheet1.D1:Sheet1.D16" chart:class="chart:scatter">
            <chart:domain table:cell-range-address="Sheet1.J1:Sheet1.J17"/>
            <chart:regression-curve chart:style-name="ch9">
              <chart:equation chart:display-equation="true" chart:display-r-square="false"/>
            </chart:regression-curve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  <table:table-cell office:value-type="string">
                <text:p>Column J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16</svg:desc>
                </draw:g>
              </table:table-cell>
              <table:table-cell office:value-type="float" office:value="0.00296159">
                <text:p>0.00296159</text:p>
                <draw:g>
                  <svg:desc>Sheet1.C1:Sheet1.C16</svg:desc>
                </draw:g>
              </table:table-cell>
              <table:table-cell office:value-type="float" office:value="0.065">
                <text:p>0.065</text:p>
                <draw:g>
                  <svg:desc>Sheet1.J1:Sheet1.J17</svg:desc>
                </draw:g>
              </table:table-cell>
              <table:table-cell office:value-type="float" office:value="0.00315307">
                <text:p>0.00315307</text:p>
                <draw:g>
                  <svg:desc>Sheet1.D1:Sheet1.D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00444183">
                <text:p>0.00444183</text:p>
              </table:table-cell>
              <table:table-cell office:value-type="float" office:value="0.165">
                <text:p>0.165</text:p>
              </table:table-cell>
              <table:table-cell office:value-type="float" office:value="0.00658523">
                <text:p>0.006585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00720605">
                <text:p>0.00720605</text:p>
              </table:table-cell>
              <table:table-cell office:value-type="float" office:value="0.265">
                <text:p>0.265</text:p>
              </table:table-cell>
              <table:table-cell office:value-type="float" office:value="0.0106987">
                <text:p>0.01069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0124641">
                <text:p>0.0124641</text:p>
              </table:table-cell>
              <table:table-cell office:value-type="float" office:value="0.365">
                <text:p>0.365</text:p>
              </table:table-cell>
              <table:table-cell office:value-type="float" office:value="0.0129793">
                <text:p>0.01297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0136333">
                <text:p>0.0136333</text:p>
              </table:table-cell>
              <table:table-cell office:value-type="float" office:value="0.465">
                <text:p>0.465</text:p>
              </table:table-cell>
              <table:table-cell office:value-type="float" office:value="0.0156842">
                <text:p>0.01568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0161643">
                <text:p>0.0161643</text:p>
              </table:table-cell>
              <table:table-cell office:value-type="float" office:value="0.565">
                <text:p>0.565</text:p>
              </table:table-cell>
              <table:table-cell office:value-type="float" office:value="0.0177546">
                <text:p>0.01775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0179892">
                <text:p>0.0179892</text:p>
              </table:table-cell>
              <table:table-cell office:value-type="float" office:value="0.665">
                <text:p>0.665</text:p>
              </table:table-cell>
              <table:table-cell office:value-type="float" office:value="0.0204099">
                <text:p>0.02040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0200164">
                <text:p>0.0200164</text:p>
              </table:table-cell>
              <table:table-cell office:value-type="float" office:value="0.765">
                <text:p>0.765</text:p>
              </table:table-cell>
              <table:table-cell office:value-type="float" office:value="0.0212578">
                <text:p>0.02125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0209318">
                <text:p>0.0209318</text:p>
              </table:table-cell>
              <table:table-cell office:value-type="float" office:value="0.865">
                <text:p>0.865</text:p>
              </table:table-cell>
              <table:table-cell office:value-type="float" office:value="0.0238147">
                <text:p>0.02381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0221079">
                <text:p>0.0221079</text:p>
              </table:table-cell>
              <table:table-cell office:value-type="float" office:value="0.965">
                <text:p>0.965</text:p>
              </table:table-cell>
              <table:table-cell office:value-type="float" office:value="0.0248688">
                <text:p>0.02486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024412">
                <text:p>0.024412</text:p>
              </table:table-cell>
              <table:table-cell office:value-type="float" office:value="1.065">
                <text:p>1.065</text:p>
              </table:table-cell>
              <table:table-cell office:value-type="float" office:value="0.0293">
                <text:p>0.02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0.0275">
                <text:p>0.0275</text:p>
              </table:table-cell>
              <table:table-cell office:value-type="float" office:value="1.165">
                <text:p>1.165</text:p>
              </table:table-cell>
              <table:table-cell office:value-type="float" office:value="0.0307">
                <text:p>0.03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0.0304">
                <text:p>0.0304</text:p>
              </table:table-cell>
              <table:table-cell office:value-type="float" office:value="1.265">
                <text:p>1.265</text:p>
              </table:table-cell>
              <table:table-cell office:value-type="float" office:value="0.0312">
                <text:p>0.03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0.0324">
                <text:p>0.0324</text:p>
              </table:table-cell>
              <table:table-cell office:value-type="float" office:value="1.365">
                <text:p>1.365</text:p>
              </table:table-cell>
              <table:table-cell office:value-type="float" office:value="0.0351">
                <text:p>0.03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0.0345553">
                <text:p>0.0345553</text:p>
              </table:table-cell>
              <table:table-cell office:value-type="float" office:value="1.465">
                <text:p>1.465</text:p>
              </table:table-cell>
              <table:table-cell office:value-type="float" office:value="0.0389">
                <text:p>0.03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0.0362">
                <text:p>0.0362</text:p>
              </table:table-cell>
              <table:table-cell office:value-type="float" office:value="1.565">
                <text:p>1.565</text:p>
              </table:table-cell>
              <table:table-cell office:value-type="float" office:value="0.0398">
                <text:p>0.03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